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/>
          <table:table-cell table:number-columns-repeated="2" office:value-type="string">
            <text:p>Power Density</text:p>
          </table:table-cell>
          <table:table-cell table:number-columns-repeated="2" office:value-type="string">
            <text:p>Beam Power</text:p>
          </table:table-cell>
          <table:table-cell office:value-type="string">
            <text:p>Spot size</text:p>
          </table:table-cell>
          <table:table-cell office:value-type="string">
            <text:p>Spot Size</text:p>
          </table:table-cell>
          <table:table-cell table:number-columns-repeated="2" office:value-type="string">
            <text:p>Beam Energy</text:p>
          </table:table-cell>
          <table:table-cell/>
          <table:table-cell office:value-type="string">
            <text:p>Beam Energy</text:p>
          </table:table-cell>
          <table:table-cell office:value-type="string">
            <text:p>Min Current</text:p>
          </table:table-cell>
          <table:table-cell office:value-type="string">
            <text:p>Max current</text:p>
          </table:table-cell>
        </table:table-row>
        <table:table-row table:style-name="ro2">
          <table:table-cell office:value-type="string">
            <text:p>Application</text:p>
          </table:table-cell>
          <table:table-cell office:value-type="string">
            <text:p><text:s/>Min [W/cm^2]</text:p>
          </table:table-cell>
          <table:table-cell office:value-type="string">
            <text:p><text:s/>Max [W/cm^2]</text:p>
          </table:table-cell>
          <table:table-cell office:value-type="string">
            <text:p>Min [kW]</text:p>
          </table:table-cell>
          <table:table-cell office:value-type="string">
            <text:p>Max [kW]</text:p>
          </table:table-cell>
          <table:table-cell office:value-type="string">
            <text:p>Min [mm]</text:p>
          </table:table-cell>
          <table:table-cell office:value-type="string">
            <text:p>Max [mm]</text:p>
          </table:table-cell>
          <table:table-cell office:value-type="string">
            <text:p>Min [keV]</text:p>
          </table:table-cell>
          <table:table-cell office:value-type="string">
            <text:p>Max[keV]</text:p>
          </table:table-cell>
          <table:table-cell/>
          <table:table-cell office:value-type="string">
            <text:p>[keV]</text:p>
          </table:table-cell>
          <table:table-cell office:value-type="string">
            <text:p>[mA]</text:p>
          </table:table-cell>
          <table:table-cell office:value-type="string">
            <text:p>[mA]</text:p>
          </table:table-cell>
        </table:table-row>
        <table:table-row table:style-name="ro1">
          <table:table-cell office:value-type="string">
            <text:p>Heat Treating</text:p>
          </table:table-cell>
          <table:table-cell table:style-name="ce1" office:value-type="float" office:value="100">
            <text:p>1.00E+002</text:p>
          </table:table-cell>
          <table:table-cell table:style-name="ce1" office:value-type="float" office:value="1000">
            <text:p>1.00E+003</text:p>
          </table:table-cell>
          <table:table-cell table:style-name="ce1" office:value-type="float" office:value="0.1">
            <text:p>1.00E-001</text:p>
          </table:table-cell>
          <table:table-cell table:style-name="ce1" office:value-type="float" office:value="1">
            <text:p>1.00E+000</text:p>
          </table:table-cell>
          <table:table-cell table:style-name="ce1" office:value-type="float" office:value="0.0005">
            <text:p>5.00E-00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[.D3]/[.$K$3]*1000" office:value-type="float" office:value="2">
            <text:p>2</text:p>
          </table:table-cell>
          <table:table-cell table:formula="of:=[.E3]/[.$K$3]*1000" office:value-type="float" office:value="20">
            <text:p>20</text:p>
          </table:table-cell>
        </table:table-row>
        <table:table-row table:style-name="ro1">
          <table:table-cell office:value-type="string">
            <text:p>Welding </text:p>
          </table:table-cell>
          <table:table-cell table:style-name="ce1" office:value-type="float" office:value="100000">
            <text:p>1.00E+005</text:p>
          </table:table-cell>
          <table:table-cell table:style-name="ce1" office:value-type="float" office:value="10000000">
            <text:p>1.00E+007</text:p>
          </table:table-cell>
          <table:table-cell table:style-name="ce1" office:value-type="float" office:value="0.1">
            <text:p>1.00E-001</text:p>
          </table:table-cell>
          <table:table-cell table:style-name="ce1" office:value-type="float" office:value="100">
            <text:p>1.00E+002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[.D4]/[.$K$3]*1000" office:value-type="float" office:value="2">
            <text:p>2</text:p>
          </table:table-cell>
          <table:table-cell table:formula="of:=[.E4]/[.$K$3]*1000" office:value-type="float" office:value="2000">
            <text:p>2000</text:p>
          </table:table-cell>
        </table:table-row>
        <table:table-row table:style-name="ro1">
          <table:table-cell office:value-type="string">
            <text:p>Machining</text:p>
          </table:table-cell>
          <table:table-cell table:style-name="ce1" office:value-type="float" office:value="10000000">
            <text:p>1.00E+007</text:p>
          </table:table-cell>
          <table:table-cell table:style-name="ce1" office:value-type="float" office:value="1000000000">
            <text:p>1.00E+009</text:p>
          </table:table-cell>
          <table:table-cell table:style-name="ce1"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D5]/[.$K$3]*1000" office:value-type="float" office:value="2">
            <text:p>2</text:p>
          </table:table-cell>
          <table:table-cell table:formula="of:=[.E5]/[.$K$3]*1000" office:value-type="float" office:value="200">
            <text:p>200</text:p>
          </table:table-cell>
        </table:table-row>
        <table:table-row table:style-name="ro1">
          <table:table-cell office:value-type="string">
            <text:p>Melting/Evaporation</text:p>
          </table:table-cell>
          <table:table-cell table:style-name="ce1" office:value-type="float" office:value="1000">
            <text:p>1.00E+003</text:p>
          </table:table-cell>
          <table:table-cell table:style-name="ce1" office:value-type="float" office:value="100000">
            <text:p>1.00E+00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D6]/[.$K$3]*1000" office:value-type="float" office:value="20">
            <text:p>20</text:p>
          </table:table-cell>
          <table:table-cell table:formula="of:=[.E6]/[.$K$3]*1000" office:value-type="float" office:value="40000">
            <text:p>40000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old! </meta:initial-creator>
    <meta:creation-date>2014-11-24T14:48:31</meta:creation-date>
    <dc:date>2014-11-24T17:09:18</dc:date>
    <dc:creator>Harold! </dc:creator>
    <meta:editing-duration>PT1H46M1S</meta:editing-duration>
    <meta:editing-cycles>1</meta:editing-cycles>
    <meta:document-statistic meta:table-count="3" meta:cell-count="68" meta:object-count="0"/>
    <meta:generator>LibreOffice/3.5$Linux_X86_64 LibreOffice_project/350m1$Build-2</meta:generator>
  </office:meta>
</office:document-meta>
</file>